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East Syriac Adiabene" svg:font-family="'East Syriac Adiabe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officeooo:rsid="000e85e3" officeooo:paragraph-rsid="000e85e3" style:font-size-asian="12pt" style:font-size-complex="12pt"/>
    </style:style>
    <style:style style:name="P2" style:family="paragraph" style:parent-style-name="Preformatted_20_Text">
      <style:text-properties fo:font-size="12pt" officeooo:rsid="000e85e3" officeooo:paragraph-rsid="000e85e3" style:font-size-asian="12pt" style:font-size-complex="12pt"/>
    </style:style>
    <style:style style:name="P3" style:family="paragraph" style:parent-style-name="Preformatted_20_Text">
      <style:text-properties fo:font-size="12pt" fo:font-weight="bold" officeooo:rsid="000e85e3" officeooo:paragraph-rsid="000e85e3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East Syriac Adiabene" fo:font-size="12pt" officeooo:rsid="000e85e3" officeooo:paragraph-rsid="000e85e3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e85e3" officeooo:paragraph-rsid="000e85e3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East Syriac Adiabe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t: справка</text:p>
      <text:p text:style-name="P2"/>
      <text:p text:style-name="P2"/>
      <text:p text:style-name="P2"><text:span text:style-name="T4">1.</text:span>Команды, позволяющие git'у узнать Ваше имя и эл.почту (выполняются один раз в начале работы с git'ом)</text:p>
      <text:p text:style-name="P3">***</text:p>
      <text:p text:style-name="P4">git config --global user.name "Your Name"</text:p>
      <text:p text:style-name="P4">git config --global user.email "Your_email@whatever.com"</text:p>
      <text:p text:style-name="P3">***</text:p>
      <text:p text:style-name="P2"/>
      <text:p text:style-name="P2"><text:span text:style-name="T3">2.</text:span>Клонирование необходимого нам репозитория (сначала перейдите в директорию ~/gitdir/)</text:p>
      <text:p text:style-name="P3">***</text:p>
      <text:p text:style-name="P4">git clone https://github.com/cppspec/cpp-src.git</text:p>
      <text:p text:style-name="P3">***</text:p>
      <text:p text:style-name="P2"/>
      <text:p text:style-name="P2"><text:span text:style-name="T3">3.</text:span>Скачивание текущей версии репозитория:</text:p>
      <text:p text:style-name="P3">***</text:p>
      <text:p text:style-name="P4">git pull</text:p>
      <text:p text:style-name="P3">***</text:p>
      <text:p text:style-name="P2"/>
      <text:p text:style-name="P2"><text:span text:style-name="T3">4.</text:span>Текущий статус (информация о текущих изменениях)</text:p>
      <text:p text:style-name="P3">***</text:p>
      <text:p text:style-name="P4">git status</text:p>
      <text:p text:style-name="P3">***</text:p>
      <text:p text:style-name="P2"/>
      <text:p text:style-name="P2"><text:span text:style-name="T3">5.</text:span>История изменений</text:p>
      <text:p text:style-name="P3">***</text:p>
      <text:p text:style-name="P4">git log</text:p>
      <text:p text:style-name="P2"><text:span text:style-name="T5">git log --pretty=format:"%h %ad | %s%d [%an]" --graph --date=short</text:span> #просто выполните эту команду и посмотрите насколько удобнее смотреть историю в таком формате</text:p>
      <text:p text:style-name="P3">***</text:p>
      <text:p text:style-name="P2"><text:span text:style-name="T3">6.</text:span>Индексация изменений. Индексация изменени в файле file - уведомления git'aо том, что в файле file произошли изменения.</text:p>
      <text:p text:style-name="P3">***</text:p>
      <text:p text:style-name="P2"><text:span text:style-name="T5">git add file</text:span> #индексация изменения в файле file</text:p>
      <text:p text:style-name="P2"><text:span text:style-name="T5">git add file1 file 2</text:span> #индексация изменений в файлах file1 и file2</text:p>
      <text:p text:style-name="P2"><text:span text:style-name="T5">git add --all</text:span> #индексация всех изменений, сделанных Вами в текущей сессии</text:p>
      <text:p text:style-name="P3">***</text:p>
      <text:p text:style-name="P2"/>
      <text:p text:style-name="P2"><text:span text:style-name="T3">7.</text:span>Коммит изменений. Коммит изменения - команда git'у сохранить, фиксировать данное изменение.</text:p>
      <text:p text:style-name="P3">***</text:p>
      <text:p text:style-name="P2"><text:span text:style-name="T5">git commit</text:span> #коммит всех проиндексированных изменений</text:p>
      <text:p text:style-name="P2"><text:span text:style-name="T5">git commit -a</text:span> #коммит всех проиндексированных изменений.</text:p>
      <text:p text:style-name="P2"><text:span text:style-name="T5">git commit -m "some commit"</text:span> <text:s/>#флаг -m позволяет писать текст коммита в кавычках в командной строке</text:p>
      <text:p text:style-name="P3"><text:soft-page-break/>***</text:p>
      <text:p text:style-name="P2"/>
      <text:p text:style-name="P2"><text:span text:style-name="T3">8.</text:span>Отмена индексации - отмена команды git add</text:p>
      <text:p text:style-name="P3">***</text:p>
      <text:p text:style-name="P2"><text:span text:style-name="T5">git reset HEAD</text:span> &lt;файл(ы), проиндексированные изменения в которых Вы хотите отменить&gt;</text:p>
      <text:p text:style-name="P3">***</text:p>
      <text:p text:style-name="P2"/>
      <text:p text:style-name="P2"><text:span text:style-name="T3">9.</text:span>Отмена коммита</text:p>
      <text:p text:style-name="P2">Допустим в файле file Вы сделали какие-то изменения, проиндексировали их и сделали такой коммит:</text:p>
      <text:p text:style-name="P2">git commit -m "коммит изменений".</text:p>
      <text:p text:style-name="P2">Вы хотите отменить этот коммит, для этого надо выполнить</text:p>
      <text:p text:style-name="P3">***</text:p>
      <text:p text:style-name="P2"><text:span text:style-name="T5">git revert HEAD</text:span> #откроется текстовый редактор. Команда git revert HEAD генерирует коммит, который удаляет коммит, на который указывает HEAD (что такое HEAD-см.ниже). HEAD указывает на последний сделанный коммит, если Вы не выполняли каких-либо команд, изменяющих положение HEAD. В текстовом редакторе надо написать сообщение для этого отменяющего коммита.</text:p>
      <text:p text:style-name="P2"><text:span text:style-name="T5">git revert HEAD --no-edit</text:span> #в этом случае текстовый редактор не откроется, а сообщение для отменяющего коммита будет "Revert "нежелательный коммит" ".</text:p>
      <text:p text:style-name="P3">***</text:p>
      <text:p text:style-name="P2"/>
      <text:p text:style-name="P2"><text:span text:style-name="T3">10.</text:span>Откат к какому-либо предыдущему коммиту</text:p>
      <text:p text:style-name="P2">В выводе команды git log --pretty=format:"%h %ad | %s%d [%an]" --graph --date=short первые 7 символов - <text:s/>первые 7 символов хэшей соответствующих коммитов.</text:p>
      <text:p text:style-name="P2">Чтобы переключиться на состояние репозитория с коммитом, у которого первые 7 символов хэша abcdefg, выполните команду</text:p>
      <text:p text:style-name="P2"/>
      <text:p text:style-name="P3">***</text:p>
      <text:p text:style-name="P4">git checkout abcdefg</text:p>
      <text:p text:style-name="P2">#выполните еше раз команду просмотра истории, указанную выше, и такую же команду, но добавив еще флаг --all. В первом случае будет выведена история коммитов до того коммита, к которому Вы откатились, включая его, во втором случае будет выведена история всех сделанных коммитов, вне зависимости от того, к какому коммиту Вы откатились.</text:p>
      <text:p text:style-name="P3">***</text:p>
      <text:p text:style-name="P2"/>
      <text:p text:style-name="P2"><text:span text:style-name="T3">11.</text:span>Удаление коммитов (сброс коммитов). Допустим мы сделали несколько коммитов, которые чем-то плохи и их нужно удалить из истории и откатиться к версии проекта, которая была до первого плохого коммита. Тогда надо найти коммит, к которому надо сброситься, взять первые 7 символов из его хэша и выполнить</text:p>
      <text:p text:style-name="P3">***</text:p>
      <text:p text:style-name="P2"><text:span text:style-name="T5">git reset --hard</text:span> &lt;первые 7 символов из того коммита, о котором написано на 2 строки выше&gt;</text:p>
      <text:p text:style-name="P2"><text:soft-page-break/>#после выполнения этой команды в истории даже с флагом --all не будут отображаться коммиты, который сделаны позднее того, к которому Вы сбросились.</text:p>
      <text:p text:style-name="P3">***</text:p>
      <text:p text:style-name="P2"/>
      <text:p text:style-name="P2"><text:span text:style-name="T3">12.</text:span>Создание новой ветки</text:p>
      <text:p text:style-name="P3">***</text:p>
      <text:p text:style-name="P2"><text:span text:style-name="T5">git checkout -b</text:span> &lt;название новой ветки&gt; #при этом Вы сразу переключитесь на созданную ветку</text:p>
      <text:p text:style-name="P3">***</text:p>
      <text:p text:style-name="P2"><text:span text:style-name="T3">13.</text:span>Просмотр всех веток</text:p>
      <text:p text:style-name="P3">***</text:p>
      <text:p text:style-name="P2"><text:span text:style-name="T5">git branch</text:span> #при этом ветка, на которой Вы находитесь в данный момент будет помечена символом *</text:p>
      <text:p text:style-name="P3">***</text:p>
      <text:p text:style-name="P2"/>
      <text:p text:style-name="P2"><text:span text:style-name="T3">14.</text:span>Переключение на новую ветку</text:p>
      <text:p text:style-name="P3">***</text:p>
      <text:p text:style-name="P2"><text:span text:style-name="T5">git checkout</text:span> &lt;название ветки&gt;</text:p>
      <text:p text:style-name="P2">#при этом учтите, что переключиться на другую ветку возможно только тогда, когда на текущей ветке все текущие изменения проиндексированы</text:p>
      <text:p text:style-name="P2">#и закоммичены</text:p>
      <text:p text:style-name="P3">***</text:p>
      <text:p text:style-name="P2"/>
      <text:p text:style-name="P2"><text:span text:style-name="T3">15.</text:span>Удаление ветки</text:p>
      <text:p text:style-name="P3">***</text:p>
      <text:p text:style-name="P2"><text:span text:style-name="T5">git branch -D</text:span> &lt;название ветки&gt;</text:p>
      <text:p text:style-name="P2">#Важный момент: после выполнения команды удаления ветки, Вы удаляете ветку только у себя на хосте, у всех остальных пользователей, кто не удалял ее, данная ветка</text:p>
      <text:p text:style-name="P2">#будет отображаться, точно так же она будет отображаться на гитхабе.</text:p>
      <text:p text:style-name="P3">***</text:p>
      <text:p text:style-name="P2"/>
      <text:p text:style-name="P2"><text:span text:style-name="T3">16.</text:span>Скачивание отдельной ветки</text:p>
      <text:p text:style-name="P3">***</text:p>
      <text:p text:style-name="P2"><text:span text:style-name="T5">git checkout -b</text:span> &lt;название ветки&gt; <text:span text:style-name="T5">origin/</text:span>&lt;название ветки&gt;</text:p>
      <text:p text:style-name="P2">#если Вы удалили у себя какую-либо ветку, но поняли, что она Вам еще нужна, то этой командой Вы можете опять скачать ее себе из репозитория.</text:p>
      <text:p text:style-name="P3">***</text:p>
      <text:p text:style-name="P2"/>
      <text:p text:style-name="P2"><text:span text:style-name="T3">17.</text:span>Изменение протокола передачи данных с https на ssh. Когда Вы в первый раз скачивали репозиторий cppspec, Вы использовали протокол https, потому что</text:p>
      <text:p text:style-name="P2">протокол ssh в нашем случае можно использовать только после того, как владелец репозитория добавит Ваш ssh-ключ в настройках репозитория.</text:p>
      <text:p text:style-name="P3">***</text:p>
      <text:p text:style-name="P4">git remote set-url origin git@github.com:cppspec/spp-src.git</text:p>
      <text:p text:style-name="P2">#после этого вы можете выполнять git push (т.е. отправлять измененные <text:soft-page-break/>файлы в репозиторий)</text:p>
      <text:p text:style-name="P2">#и клонировать репозиторий командой </text:p>
      <text:p text:style-name="P4">git clone git@github.com:cppspec/cpp-src.git</text:p>
      <text:p text:style-name="P3">***</text:p>
      <text:p text:style-name="P2"/>
      <text:p text:style-name="P2">18.Отправка измененных файлов в репозиторий (возможна только после добавления Вашего публичного ssh-ключа владельцем репозитория в настройках репозитория)</text:p>
      <text:p text:style-name="P3">***</text:p>
      <text:p text:style-name="P2">#команда, приведенная ниже, выполняется только после того, как вы проиндексироваи и закоммитили все изменения на ветке, на которой вы находитесь.</text:p>
      <text:p text:style-name="P2">#итак, Вы находитесь на ветке branch , Вы проиндексировали и закоммитили все сделанные Вами изменени в файлах и у вас есть права отправить измененную ветку</text:p>
      <text:p text:style-name="P2">#в репозиторий. Чтобы это сделать, выполните команду</text:p>
      <text:p text:style-name="P4">git push origin branch</text:p>
      <text:p text:style-name="P3">***</text:p>
      <text:p text:style-name="P2"/>
      <text:p text:style-name="P2"/>
      <text:p text:style-name="P1">Некоторые важные понятия, используемые в командах git'a</text:p>
      <text:p text:style-name="P2">master и HEAD: это указатели. master указывает на самый старший коммит в ветке под названием master (эта ветка создаётся при инициализации репозитория). HEAD указывает на указатель master (т.е. на текущее состояние файлов). После появления первого коммита в репозитории, HEAD и master указывают на один и тот же коммит. И так будет продолжать до тех пор, пока Вы не переключитесь на другую ветку, не откатитесь по истории, либо не совершите какие-то не совсем обдуманные действия.</text:p>
      <text:p text:style-name="P2">Origin - псевдоним удаленного репозитория на Вашей машине, origin не является каким-либо свойством репозитория. Если Вы работаете в команде из нескольких</text:p>
      <text:p text:style-name="P2">разработчиков, то один и тот же удаленный репозиторий, в который вы делаете коммиты, может иметь разные псевдонимы у части или у всех членов коман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East Syriac Adiabene" svg:font-family="'East Syriac Adiabe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8T17:37:50.270124762</dc:date>
    <meta:editing-duration>PT13M9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4" meta:paragraph-count="103" meta:word-count="922" meta:character-count="6210" meta:non-whitespace-character-count="5401"/>
  </office:meta>
</office:document-meta>
</file>